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3D000000D4725A5D3752013B25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53cm" svg:stroke-color="#666666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267cm" svg:height="2.185cm" svg:x="6.2cm" svg:y="4.615cm">
          <draw:image xlink:href="Pictures/100002010000013D000000D4725A5D3752013B25.png" xlink:type="simple" xlink:show="embed" xlink:actuate="onLoad">
            <text:p/>
          </draw:image>
        </draw:frame>
        <draw:line draw:style-name="gr2" draw:text-style-name="P2" draw:layer="layout" svg:x1="3.4cm" svg:y1="4.6cm" svg:x2="12.6cm" svg:y2="8.2cm">
          <text:p/>
        </draw:line>
        <draw:line draw:style-name="gr2" draw:text-style-name="P2" draw:layer="layout" svg:x1="12.6cm" svg:y1="8.2cm" svg:x2="3.4cm" svg:y2="8.2cm">
          <text:p/>
        </draw:line>
        <draw:line draw:style-name="gr3" draw:text-style-name="P2" draw:layer="layout" svg:x1="7.8cm" svg:y1="5.6cm" svg:x2="7.8cm" svg:y2="10.4cm">
          <text:p/>
        </draw:line>
        <draw:line draw:style-name="gr4" draw:text-style-name="P2" draw:layer="layout" svg:x1="7.8cm" svg:y1="5.6cm" svg:x2="9.8cm" svg:y2="1.8cm">
          <text:p/>
        </draw:line>
        <draw:frame draw:style-name="gr5" draw:text-style-name="P1" draw:layer="layout" svg:width="0.57cm" svg:height="0.549cm" svg:x="9.83cm" svg:y="7.4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2" draw:layer="layout" svg:width="0.999cm" svg:height="0.399cm" draw:transform="rotate (1.5707963267949) translate (9.6cm 8.2cm)" svg:viewBox="0 0 1000 400" svg:d="M0 0c500 0 1000 400 1000 400">
          <text:p/>
        </draw:path>
        <draw:frame draw:style-name="gr5" draw:text-style-name="P1" draw:layer="layout" svg:width="1.03cm" svg:height="0.967cm" svg:x="7.852cm" svg:y="7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975cm" svg:height="0.967cm" svg:x="9.2cm" svg:y="3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3.267cm" svg:height="2.185cm" svg:x="19.6cm" svg:y="11.815cm">
          <draw:image xlink:href="Pictures/100002010000013D000000D4725A5D3752013B25.png" xlink:type="simple" xlink:show="embed" xlink:actuate="onLoad">
            <text:p/>
          </draw:image>
        </draw:frame>
        <draw:line draw:style-name="gr2" draw:text-style-name="P2" draw:layer="layout" svg:x1="16.8cm" svg:y1="11.8cm" svg:x2="26cm" svg:y2="15.4cm">
          <text:p/>
        </draw:line>
        <draw:line draw:style-name="gr2" draw:text-style-name="P2" draw:layer="layout" svg:x1="26cm" svg:y1="15.4cm" svg:x2="16.8cm" svg:y2="15.4cm">
          <text:p/>
        </draw:line>
        <draw:line draw:style-name="gr3" draw:text-style-name="P2" draw:layer="layout" svg:x1="21.2cm" svg:y1="12.8cm" svg:x2="21.2cm" svg:y2="17.6cm">
          <text:p/>
        </draw:line>
        <draw:line draw:style-name="gr4" draw:text-style-name="P2" draw:layer="layout" svg:x1="21.2cm" svg:y1="12.8cm" svg:x2="23.2cm" svg:y2="9cm">
          <text:p/>
        </draw:line>
        <draw:frame draw:style-name="gr5" draw:text-style-name="P1" draw:layer="layout" svg:width="0.57cm" svg:height="0.549cm" svg:x="23.23cm" svg:y="14.651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2" draw:layer="layout" svg:width="0.999cm" svg:height="0.399cm" draw:transform="rotate (1.5707963267949) translate (23cm 15.4cm)" svg:viewBox="0 0 1000 400" svg:d="M0 0c500 0 1000 400 1000 400">
          <text:p/>
        </draw:path>
        <draw:frame draw:style-name="gr5" draw:text-style-name="P1" draw:layer="layout" svg:width="1.03cm" svg:height="0.967cm" svg:x="21.17cm" svg:y="14.23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975cm" svg:height="0.967cm" svg:x="22.6cm" svg:y="10.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2" draw:layer="layout" svg:x1="21.187cm" svg:y1="12.814cm" svg:x2="19.2cm" svg:y2="16.8cm">
          <text:p/>
        </draw:line>
        <draw:line draw:style-name="gr8" draw:text-style-name="P2" draw:layer="layout" svg:x1="21.187cm" svg:y1="12.814cm" svg:x2="23cm" svg:y2="13.6cm">
          <text:p/>
        </draw:line>
        <draw:line draw:style-name="gr9" draw:text-style-name="P2" draw:layer="layout" svg:x1="23cm" svg:y1="13.6cm" svg:x2="21.2cm" svg:y2="17.6cm">
          <text:p/>
        </draw:line>
        <draw:line draw:style-name="gr9" draw:text-style-name="P2" draw:layer="layout" svg:x1="19.2cm" svg:y1="16.8cm" svg:x2="21.2cm" svg:y2="17.6cm">
          <text:p/>
        </draw:line>
        <draw:frame draw:style-name="gr5" draw:text-style-name="P1" draw:layer="layout" svg:width="1.263cm" svg:height="0.967cm" svg:x="22.6cm" svg:y="12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1.212cm" svg:height="0.967cm" svg:x="18.97cm" svg:y="14.0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" draw:layer="layout" svg:width="0.57cm" svg:height="0.549cm" svg:x="20.43cm" svg:y="14.051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path draw:style-name="gr6" draw:text-style-name="P2" draw:layer="layout" svg:width="0.977cm" svg:height="0.245cm" draw:transform="rotate (-0.44628068973495) translate (20.2881865873303cm 14.5780733671261cm)" svg:viewBox="0 0 978 246" svg:d="M0 246c463 0 978-246 978-246">
          <text:p/>
        </draw:path>
        <draw:path draw:style-name="gr10" draw:text-style-name="P2" draw:layer="layout" svg:width="0.729cm" svg:height="0.983cm" draw:transform="rotate (-0.463733982254893) translate (19.6000000020349cm 15.9999999959312cm)" svg:viewBox="0 0 730 984" svg:d="M0 0c894 0 716 984 716 984">
          <text:p/>
        </draw:path>
        <draw:frame draw:style-name="gr11" draw:text-style-name="P3" draw:layer="layout" svg:width="0.68cm" svg:height="1.154cm" svg:x="19.336cm" svg:y="16cm">
          <draw:text-box>
            <text:p>.</text:p>
          </draw:text-box>
        </draw:frame>
        <draw:line draw:style-name="gr4" draw:text-style-name="P2" draw:layer="layout" svg:x1="1.6cm" svg:y1="16.6cm" svg:x2="3.6cm" svg:y2="12.8cm">
          <text:p/>
        </draw:line>
        <draw:line draw:style-name="gr3" draw:text-style-name="P2" draw:layer="layout" svg:x1="4.2cm" svg:y1="12.6cm" svg:x2="4.2cm" svg:y2="17.4cm">
          <text:p/>
        </draw:line>
        <draw:line draw:style-name="gr7" draw:text-style-name="P2" draw:layer="layout" svg:x1="9.8cm" svg:y1="13.2cm" svg:x2="7.813cm" svg:y2="17.186cm">
          <text:p/>
        </draw:line>
        <draw:line draw:style-name="gr4" draw:text-style-name="P2" draw:layer="layout" svg:x1="6cm" svg:y1="17cm" svg:x2="8cm" svg:y2="13.2cm">
          <text:p/>
        </draw:line>
        <draw:line draw:style-name="gr8" draw:text-style-name="P2" draw:layer="layout" svg:x1="10.387cm" svg:y1="15cm" svg:x2="12.2cm" svg:y2="15.786cm">
          <text:p/>
        </draw:line>
        <draw:line draw:style-name="gr8" draw:text-style-name="P2" draw:layer="layout" svg:x1="13.787cm" svg:y1="14.8cm" svg:x2="15.6cm" svg:y2="15.586cm">
          <text:p/>
        </draw:line>
        <draw:frame draw:style-name="gr12" draw:text-style-name="P3" draw:layer="layout" svg:width="0.875cm" svg:height="0.954cm" svg:x="7.725cm" svg:y="14.6cm">
          <draw:text-box>
            <text:p>+</text:p>
          </draw:text-box>
        </draw:frame>
        <draw:frame draw:style-name="gr13" draw:text-style-name="P3" draw:layer="layout" svg:width="0.2cm" svg:height="0.954cm" svg:x="5.2cm" svg:y="14.6cm">
          <draw:text-box>
            <text:p>=</text:p>
          </draw:text-box>
        </draw:frame>
        <draw:frame draw:style-name="gr12" draw:text-style-name="P3" draw:layer="layout" svg:width="0.875cm" svg:height="0.954cm" svg:x="3cm" svg:y="14.6cm">
          <draw:text-box>
            <text:p>+</text:p>
          </draw:text-box>
        </draw:frame>
        <draw:frame draw:style-name="gr12" draw:text-style-name="P3" draw:layer="layout" svg:width="0.875cm" svg:height="0.954cm" svg:x="9.2cm" svg:y="14.6cm">
          <draw:text-box>
            <text:p>+</text:p>
          </draw:text-box>
        </draw:frame>
        <draw:frame draw:style-name="gr13" draw:text-style-name="P3" draw:layer="layout" svg:width="0.2cm" svg:height="0.954cm" svg:x="12.8cm" svg:y="14.6cm">
          <draw:text-box>
            <text:p>=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1:22:38.724452709</meta:creation-date>
    <dc:date>2017-09-18T14:51:43.350160730</dc:date>
    <meta:editing-duration>PT14M37S</meta:editing-duration>
    <meta:editing-cycles>6</meta:editing-cycles>
    <meta:generator>LibreOffice/5.4.0.3$Linux_X86_64 LibreOffice_project/40m0$Build-3</meta:generator>
    <meta:document-statistic meta:object-count="62"/>
  </office:meta>
</office:document-meta>
</file>

<file path=Object 1/content.xml><?xml version="1.0" encoding="utf-8"?>
<math xmlns="http://www.w3.org/1998/Math/MathML" display="block">
  <semantics>
    <mi>θ</mi>
    <annotation encoding="StarMath 5.0">%theta </annotation>
  </semantics>
</math>
</file>

<file path=Object 2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3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</annotation>
  </semantics>
</math>
</file>

<file path=Object 4/content.xml><?xml version="1.0" encoding="utf-8"?>
<math xmlns="http://www.w3.org/1998/Math/MathML" display="block">
  <semantics>
    <mi>θ</mi>
    <annotation encoding="StarMath 5.0">%theta </annotation>
  </semantics>
</math>
</file>

<file path=Object 5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6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</annotation>
  </semantics>
</math>
</file>

<file path=Object 7/content.xml><?xml version="1.0" encoding="utf-8"?>
<math xmlns="http://www.w3.org/1998/Math/MathML" display="block">
  <semantics>
    <mover accent="true">
      <msub>
        <mi>F</mi>
        <mi mathvariant="italic">gp</mi>
      </msub>
      <mo stretchy="false">⃗</mo>
    </mover>
    <annotation encoding="StarMath 5.0">vec F_gp</annotation>
  </semantics>
</math>
</file>

<file path=Object 8/content.xml><?xml version="1.0" encoding="utf-8"?>
<math xmlns="http://www.w3.org/1998/Math/MathML" display="block">
  <semantics>
    <mover accent="true">
      <msub>
        <mi>F</mi>
        <mi mathvariant="italic">gs</mi>
      </msub>
      <mo stretchy="false">⃗</mo>
    </mover>
    <annotation encoding="StarMath 5.0">vec F_gs</annotation>
  </semantics>
</math>
</file>

<file path=Object 9/content.xml><?xml version="1.0" encoding="utf-8"?>
<math xmlns="http://www.w3.org/1998/Math/MathML" display="block">
  <semantics>
    <mi>θ</mi>
    <annotation encoding="StarMath 5.0">%theta </annotation>
  </semantics>
</math>
</file>